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5a6bd" draw:textarea-horizontal-align="justify" draw:textarea-vertical-align="middle" draw:auto-grow-height="false" fo:min-height="2.615cm" fo:min-width="20.78cm"/>
    </style:style>
    <style:style style:name="gr2" style:family="graphic" style:parent-style-name="objectwithoutfill">
      <style:graphic-properties svg:stroke-width="0.141cm" svg:stroke-color="#c8c8c8" draw:marker-start-width="0.411cm" draw:marker-end="Symmetric_20_Arrow" draw:marker-end-width="0.511cm" draw:fill="none" draw:textarea-vertical-align="middle" fo:padding-top="0.195cm" fo:padding-bottom="0.195cm" fo:padding-left="0.32cm" fo:padding-right="0.32cm"/>
    </style:style>
    <style:style style:name="gr3" style:family="graphic" style:parent-style-name="standard">
      <style:graphic-properties svg:stroke-width="0.141cm" svg:stroke-color="#c8c8c8" draw:marker-start-width="0.411cm" draw:marker-end-width="0.411cm" draw:fill="none" draw:textarea-vertical-align="middle" draw:auto-grow-height="false" fo:min-height="20.074cm" fo:min-width="0cm" fo:padding-top="0.195cm" fo:padding-bottom="0.195cm" fo:padding-left="0.32cm" fo:padding-right="0.32cm"/>
    </style:style>
    <style:style style:name="gr4" style:family="graphic" style:parent-style-name="standard">
      <style:graphic-properties draw:stroke="none" draw:fill-color="#ffe599" draw:textarea-horizontal-align="justify" draw:textarea-vertical-align="middle" draw:auto-grow-height="false" fo:min-height="2.615cm" fo:min-width="3cm"/>
    </style:style>
    <style:style style:name="gr5" style:family="graphic" style:parent-style-name="standard">
      <style:graphic-properties draw:stroke="none" draw:fill-color="#b6d7a8" draw:textarea-horizontal-align="justify" draw:textarea-vertical-align="middle" draw:auto-grow-height="false" fo:min-height="2.615cm" fo:min-width="3cm"/>
    </style:style>
    <style:style style:name="gr6" style:family="graphic" style:parent-style-name="standard">
      <style:graphic-properties draw:stroke="none" draw:fill-color="#b6d7a8" draw:textarea-horizontal-align="justify" draw:textarea-vertical-align="middle" draw:auto-grow-height="false" fo:min-height="1.469cm" fo:min-width="3.124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2.29cm" fo:min-width="19.82cm"/>
    </style:style>
    <style:style style:name="P1" style:family="paragraph">
      <style:paragraph-properties fo:text-align="center"/>
    </style:style>
    <style:style style:name="P2" style:family="paragraph">
      <loext:graphic-properties draw:fill-color="#d5a6bd"/>
      <style:paragraph-properties fo:text-align="center"/>
      <style:text-properties style:font-name="Abel" fo:font-weight="normal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e599"/>
      <style:paragraph-properties fo:text-align="center"/>
      <style:text-properties style:font-name="Abel" fo:font-weight="normal" style:font-weight-asian="bold" style:font-weight-complex="bold"/>
    </style:style>
    <style:style style:name="P5" style:family="paragraph">
      <loext:graphic-properties draw:fill-color="#b6d7a8"/>
      <style:paragraph-properties fo:text-align="center"/>
      <style:text-properties style:font-name="Abel" fo:font-weight="normal" style:font-weight-asian="bold" style:font-weight-complex="bold"/>
    </style:style>
    <style:style style:name="P6" style:family="paragraph">
      <loext:graphic-properties draw:fill-color="#b6d7a8"/>
      <style:paragraph-properties fo:text-align="center"/>
      <style:text-properties style:font-name="Abel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808080" style:font-name="Raleway Black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Abel" fo:font-weight="normal" style:font-weight-asian="bold" style:font-weight-complex="bold"/>
    </style:style>
    <style:style style:name="T2" style:family="text">
      <style:text-properties style:font-name="Abel" fo:font-weight="bold" style:font-weight-asian="bold" style:font-weight-complex="bold"/>
    </style:style>
    <style:style style:name="T3" style:family="text">
      <style:text-properties fo:color="#808080" style:font-name="Raleway Black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3.175cm" svg:x="5.08cm" svg:y="10.795cm">
          <text:p text:style-name="P1"><text:span text:style-name="T1">Maintains motivation and doesn’t let the gym membership lap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08cm" svg:y1="6.731cm" svg:x2="6.35cm" svg:y2="6.731cm">
          <text:p/>
        </draw:line>
        <draw:line draw:style-name="gr2" draw:text-style-name="P3" draw:layer="layout" svg:x1="10.195cm" svg:y1="6.731cm" svg:x2="11.465cm" svg:y2="6.731cm">
          <text:p/>
        </draw:line>
        <draw:line draw:style-name="gr2" draw:text-style-name="P3" draw:layer="layout" svg:x1="15.275cm" svg:y1="6.731cm" svg:x2="16.545cm" svg:y2="6.731cm">
          <text:p/>
        </draw:line>
        <draw:custom-shape draw:style-name="gr3" draw:text-style-name="P3" draw:layer="layout" svg:width="1.27cm" svg:height="21.59cm" draw:transform="rotate (-1.5707963267949) translate (26.67cm 8.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3.81cm" svg:height="3.175cm" svg:x="1.305cm" svg:y="5.081cm">
          <text:p text:style-name="P1"><text:span text:style-name="T1">Decides to</text:span></text:p>
          <text:p text:style-name="P1"><text:span text:style-name="T1">exercise</text:span></text:p>
          <text:p text:style-name="P1"><text:span text:style-name="T1">every 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3.175cm" svg:x="6.385cm" svg:y="5.081cm">
          <text:p text:style-name="P1"><text:span text:style-name="T1">Picks a type</text:span></text:p>
          <text:p text:style-name="P1"><text:span text:style-name="T1">of exerc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3.175cm" svg:x="11.465cm" svg:y="5.081cm">
          <text:p text:style-name="P1"><text:span text:style-name="T1">Signs up</text:span></text:p>
          <text:p text:style-name="P1"><text:span text:style-name="T1">for a gym</text:span></text:p>
          <text:p text:style-name="P1"><text:span text:style-name="T1">member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81cm" svg:height="1.905cm" svg:x="16.545cm" svg:y="5.081cm">
          <text:p text:style-name="P1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0.32cm" svg:height="2.54cm" svg:x="3.845cm" svg:y="1.271cm">
          <text:p text:style-name="P1"><text:span text:style-name="T3">Exercising Dail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355cm" svg:y1="6.731cm" svg:x2="21.625cm" svg:y2="6.731cm">
          <text:p/>
        </draw:line>
        <draw:custom-shape draw:style-name="gr5" draw:text-style-name="P5" draw:layer="layout" svg:width="3.81cm" svg:height="3.175cm" svg:x="16.545cm" svg:y="5.081cm">
          <text:p text:style-name="P8"><text:span text:style-name="T1">Goes to</text:span></text:p>
          <text:p text:style-name="P8"><text:span text:style-name="T1">the gym on</text:span></text:p>
          <text:p text:style-name="P8"><text:span text:style-name="T1">Mon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5.435cm" svg:y1="6.731cm" svg:x2="26.705cm" svg:y2="6.731cm">
          <text:p/>
        </draw:line>
        <draw:custom-shape draw:style-name="gr5" draw:text-style-name="P5" draw:layer="layout" svg:width="3.81cm" svg:height="3.175cm" svg:x="21.625cm" svg:y="5.081cm">
          <text:p text:style-name="P8"><text:span text:style-name="T1">Goes to</text:span></text:p>
          <text:p text:style-name="P8"><text:span text:style-name="T1">the gym on</text:span></text:p>
          <text:p text:style-name="P8"><text:span text:style-name="T1">Tues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3:56:44.134043974</meta:creation-date>
    <dc:date>2020-03-12T12:55:18.695627248</dc:date>
    <meta:editing-duration>PT1H41M54S</meta:editing-duration>
    <meta:editing-cycles>42</meta:editing-cycles>
    <meta:generator>LibreOffice/6.0.7.3$Linux_X86_64 LibreOffice_project/00m0$Build-3</meta:generator>
    <meta:document-statistic meta:object-count="14"/>
  </office:meta>
</office:document-meta>
</file>